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>
      <style:text-properties fo:font-weight="bold" style:font-weight-asian="bold" style:font-weight-complex="bold"/>
    </style:style>
    <style:style style:name="T2_50" style:family="text">
      <style:text-properties fo:font-weight="bold" style:font-weight-asian="bold" style:font-weight-complex="bold"/>
    </style:style>
    <style:style style:name="T2_51" style:family="text">
      <style:text-properties fo:font-weight="bold" style:font-weight-asian="bold" style:font-weight-complex="bold"/>
    </style:style>
    <style:style style:name="T2_52" style:family="text">
      <style:text-properties fo:font-weight="bold" style:font-weight-asian="bold" style:font-weight-complex="bold"/>
    </style:style>
    <style:style style:name="T2_53" style:family="text">
      <style:text-properties fo:font-weight="bold" style:font-weight-asian="bold" style:font-weight-complex="bold"/>
    </style:style>
    <style:style style:name="T2_54" style:family="text">
      <style:text-properties fo:font-weight="bold" style:font-weight-asian="bold" style:font-weight-complex="bold"/>
    </style:style>
    <style:style style:name="T2_55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T7_6" style:family="text">
      <style:text-properties fo:font-weight="bold" style:font-weight-asian="bold" style:font-weight-complex="bold"/>
    </style:style>
    <style:style style:name="T7_7" style:family="text">
      <style:text-properties fo:font-weight="bold" style:font-weight-asian="bold" style:font-weight-complex="bold"/>
    </style:style>
    <style:style style:name="T7_8" style:family="text">
      <style:text-properties fo:font-weight="bold" style:font-weight-asian="bold" style:font-weight-complex="bold"/>
    </style:style>
    <style:style style:name="T7_9" style:family="text">
      <style:text-properties fo:font-weight="bold" style:font-weight-asian="bold" style:font-weight-complex="bold"/>
    </style:style>
    <style:style style:name="T7_10" style:family="text">
      <style:text-properties fo:font-weight="bold" style:font-weight-asian="bold" style:font-weight-complex="bold"/>
    </style:style>
    <style:style style:name="T7_11" style:family="text">
      <style:text-properties fo:font-weight="bold" style:font-weight-asian="bold" style:font-weight-complex="bold"/>
    </style:style>
    <style:style style:name="T7_12" style:family="text">
      <style:text-properties fo:font-weight="bold" style:font-weight-asian="bold" style:font-weight-complex="bold"/>
    </style:style>
    <style:style style:name="T7_13" style:family="text">
      <style:text-properties fo:font-weight="bold" style:font-weight-asian="bold" style:font-weight-complex="bold"/>
    </style:style>
    <style:style style:name="T7_14" style:family="text">
      <style:text-properties fo:font-weight="bold" style:font-weight-asian="bold" style:font-weight-complex="bold"/>
    </style:style>
    <style:style style:name="T7_15" style:family="text">
      <style:text-properties fo:font-weight="bold" style:font-weight-asian="bold" style:font-weight-complex="bold"/>
    </style:style>
    <style:style style:name="T7_16" style:family="text">
      <style:text-properties fo:font-weight="bold" style:font-weight-asian="bold" style:font-weight-complex="bold"/>
    </style:style>
    <style:style style:name="T7_17" style:family="text">
      <style:text-properties fo:font-weight="bold" style:font-weight-asian="bold" style:font-weight-complex="bold"/>
    </style:style>
    <style:style style:name="T7_18" style:family="text">
      <style:text-properties fo:font-weight="bold" style:font-weight-asian="bold" style:font-weight-complex="bold"/>
    </style:style>
    <style:style style:name="T7_19" style:family="text">
      <style:text-properties fo:font-weight="bold" style:font-weight-asian="bold" style:font-weight-complex="bold"/>
    </style:style>
    <style:style style:name="T7_20" style:family="text">
      <style:text-properties fo:font-weight="bold" style:font-weight-asian="bold" style:font-weight-complex="bold"/>
    </style:style>
    <style:style style:name="T7_21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P12" style:family="paragraph" style:parent-style-name="Standard">
      <style:paragraph-properties fo:break-before="auto" fo:text-indent="0cm" fo:line-height="115%" fo:margin-left="0cm" style:writing-mode="lr-tb"/>
    </style:style>
    <style:style style:name="T12_1" style:family="text"/>
    <style:style style:name="T12_2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>
      <style:text-properties fo:color="#ff0000"/>
    </style:style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>
      <style:text-properties fo:color="#ff0000"/>
    </style:style>
  </office:automatic-styles>
  <office:body>
    <office:text>
      <text:p text:style-name="P1"><text:span text:style-name="T1_1">Joan</text:span><text:span text:style-name="T1_2">:</text:span></text:p>
      <text:list text:style-name="LS1" xml:id="list0">
        <text:list-item>
          <text:p text:style-name="P2"><text:span text:style-name="T2_1">Revisa</text:span><text:span text:style-name="T2_2"><text:s/></text:span><text:span text:style-name="T2_3">els</text:span><text:span text:style-name="T2_4"><text:s/></text:span><text:span text:style-name="T2_5">diagrames</text:span><text:span text:style-name="T2_6">,<text:s/></text:span><text:span text:style-name="T2_7">hem</text:span><text:span text:style-name="T2_8"><text:s/></text:span><text:span text:style-name="T2_9">vist</text:span><text:span text:style-name="T2_10"><text:s/></text:span><text:span text:style-name="T2_11">algunes</text:span><text:span text:style-name="T2_12"><text:s/></text:span><text:span text:style-name="T2_13">operacions</text:span><text:span text:style-name="T2_14"><text:s/></text:span><text:span text:style-name="T2_15">que</text:span><text:span text:style-name="T2_16"><text:s/></text:span><text:span text:style-name="T2_17">començaven</text:span><text:span text:style-name="T2_18"><text:s/></text:span><text:span text:style-name="T2_19">amb</text:span><text:span text:style-name="T2_20"><text:s/></text:span><text:span text:style-name="T2_21">majúscula</text:span><text:span text:style-name="T2_22"><text:s/></text:span><text:span text:style-name="T2_23">en</text:span><text:span text:style-name="T2_24"><text:s/></text:span><text:span text:style-name="T2_25">comptes</text:span><text:span text:style-name="T2_26"><text:s/></text:span><text:span text:style-name="T2_27">de</text:span><text:span text:style-name="T2_28"><text:s/></text:span><text:span text:style-name="T2_29">minúscula</text:span><text:span text:style-name="T2_30"><text:s/></text:span><text:span text:style-name="T2_31">i</text:span><text:span text:style-name="T2_32"><text:s/></text:span><text:span text:style-name="T2_33">d</text:span><text:span text:style-name="T2_34">’</text:span><text:span text:style-name="T2_35">altres</text:span><text:span text:style-name="T2_36"><text:s/></text:span><text:span text:style-name="T2_37">que</text:span><text:span text:style-name="T2_38"><text:s/></text:span><text:span text:style-name="T2_39">no</text:span><text:span text:style-name="T2_40"><text:s/></text:span><text:span text:style-name="T2_41">tenien</text:span><text:span text:style-name="T2_42"><text:s/></text:span><text:span text:style-name="T2_43">el</text:span><text:span text:style-name="T2_44"><text:s/>()<text:s/></text:span><text:span text:style-name="T2_45">al</text:span><text:span text:style-name="T2_46"><text:s/></text:span><text:span text:style-name="T2_47">final</text:span><text:span text:style-name="T2_48">.</text:span><text:span text:style-name="T2_49">aixo</text:span><text:span text:style-name="T2_50"><text:s/></text:span><text:span text:style-name="T2_51">passo</text:span><text:span text:style-name="T2_52">,<text:s/></text:span><text:span text:style-name="T2_53">massa</text:span><text:span text:style-name="T2_54"><text:s/></text:span><text:span text:style-name="T2_55">revisions</text:span></text:p>
        </text:list-item>
        <text:list-item>
          <text:p text:style-name="P3"><text:span text:style-name="T3_1">La</text:span><text:span text:style-name="T3_2"><text:s/></text:span><text:span text:style-name="T3_3">funció</text:span><text:span text:style-name="T3_4"><text:s/></text:span><text:span text:style-name="T3_5">comprovaPartidaGuanyada</text:span><text:span text:style-name="T3_6">()<text:s/></text:span><text:span text:style-name="T3_7">has</text:span><text:span text:style-name="T3_8"><text:s/></text:span><text:span text:style-name="T3_9">fet</text:span><text:span text:style-name="T3_10"><text:s/></text:span><text:span text:style-name="T3_11">que</text:span><text:span text:style-name="T3_12"><text:s/></text:span><text:span text:style-name="T3_13">retorni</text:span><text:span text:style-name="T3_14"><text:s/></text:span><text:span text:style-name="T3_15">un</text:span><text:span text:style-name="T3_16"><text:s/></text:span><text:span text:style-name="T3_17">bool</text:span><text:span text:style-name="T3_18">,<text:s/></text:span><text:span text:style-name="T3_19">en</text:span><text:span text:style-name="T3_20"><text:s/></text:span><text:span text:style-name="T3_21">principi</text:span><text:span text:style-name="T3_22"><text:s/></text:span><text:span text:style-name="T3_23">no</text:span><text:span text:style-name="T3_24"><text:s/></text:span><text:span text:style-name="T3_25">hauria</text:span><text:span text:style-name="T3_26"><text:s/></text:span><text:span text:style-name="T3_27">de</text:span><text:span text:style-name="T3_28"><text:s/></text:span><text:span text:style-name="T3_29">retornar</text:span><text:span text:style-name="T3_30"><text:s/></text:span><text:span text:style-name="T3_31">res</text:span><text:span text:style-name="T3_32">,<text:s/></text:span><text:span text:style-name="T3_33">només</text:span><text:span text:style-name="T3_34"><text:s/></text:span><text:span text:style-name="T3_35">actualitzar</text:span><text:span text:style-name="T3_36"><text:s/></text:span><text:span text:style-name="T3_37">l</text:span><text:span text:style-name="T3_38">’</text:span><text:span text:style-name="T3_39">atribut</text:span><text:span text:style-name="T3_40"><text:s/></text:span><text:span text:style-name="T3_41">partidaGuanyada</text:span><text:span text:style-name="T3_42"><text:s/></text:span><text:span text:style-name="T3_43">de</text:span><text:span text:style-name="T3_44"><text:s/></text:span><text:span text:style-name="T3_45">la</text:span><text:span text:style-name="T3_46"><text:s/></text:span><text:span text:style-name="T3_47">classe</text:span><text:span text:style-name="T3_48"><text:s/></text:span><text:span text:style-name="T3_49">Partida</text:span><text:span text:style-name="T3_50">.</text:span><text:span text:style-name="T3_51">fet</text:span></text:p>
        </text:list-item>
        <text:list-item>
          <text:p text:style-name="P4"><text:span text:style-name="T4_1">A</text:span><text:span text:style-name="T4_2"><text:s/></text:span><text:span text:style-name="T4_3">la</text:span><text:span text:style-name="T4_4"><text:s/></text:span><text:span text:style-name="T4_5">funció</text:span><text:span text:style-name="T4_6"><text:s/></text:span><text:span text:style-name="T4_7">ferComprovacions</text:span><text:span text:style-name="T4_8">()<text:s/></text:span><text:span text:style-name="T4_9">de</text:span><text:span text:style-name="T4_10"><text:s/></text:span><text:span text:style-name="T4_11">Partida</text:span><text:span text:style-name="T4_12"><text:s/></text:span><text:span text:style-name="T4_13">hi</text:span><text:span text:style-name="T4_14"><text:s/></text:span><text:span text:style-name="T4_15">ha</text:span><text:span text:style-name="T4_16"><text:s/></text:span><text:span text:style-name="T4_17">un</text:span><text:span text:style-name="T4_18"><text:s/>“</text:span><text:span text:style-name="T4_19">alt</text:span><text:span text:style-name="T4_20">”<text:s/></text:span><text:span text:style-name="T4_21">on</text:span><text:span text:style-name="T4_22"><text:s/></text:span><text:span text:style-name="T4_23">mires</text:span><text:span text:style-name="T4_24"><text:s/></text:span><text:span text:style-name="T4_25">l</text:span><text:span text:style-name="T4_26">’</text:span><text:span text:style-name="T4_27">atribut</text:span><text:span text:style-name="T4_28"><text:s/></text:span><text:span text:style-name="T4_29">estaPerduda</text:span><text:span text:style-name="T4_30">.<text:s/></text:span><text:span text:style-name="T4_31">Aquest</text:span><text:span text:style-name="T4_32"><text:s/></text:span><text:span text:style-name="T4_33">atribut</text:span><text:span text:style-name="T4_34"><text:s/></text:span><text:span text:style-name="T4_35">hauria</text:span><text:span text:style-name="T4_36"><text:s/></text:span><text:span text:style-name="T4_37">de</text:span><text:span text:style-name="T4_38"><text:s/></text:span><text:span text:style-name="T4_39">ser</text:span><text:span text:style-name="T4_40"><text:s/></text:span><text:span text:style-name="T4_41">estaAcabada</text:span><text:span text:style-name="T4_42">.</text:span><text:span text:style-name="T4_43">fet</text:span></text:p>
        </text:list-item>
        <text:list-item>
          <text:p text:style-name="P5"><text:span text:style-name="T5_1">A</text:span><text:span text:style-name="T5_2"><text:s/></text:span><text:span text:style-name="T5_3">l</text:span><text:span text:style-name="T5_4">’</text:span><text:span text:style-name="T5_5">operació</text:span><text:span text:style-name="T5_6"><text:s/></text:span><text:span text:style-name="T5_7">ferMoviment</text:span><text:span text:style-name="T5_8">()<text:s/></text:span><text:span text:style-name="T5_9">de</text:span><text:span text:style-name="T5_10"><text:s/></text:span><text:span text:style-name="T5_11">la</text:span><text:span text:style-name="T5_12"><text:s/></text:span><text:span text:style-name="T5_13">classe</text:span><text:span text:style-name="T5_14"><text:s/></text:span><text:span text:style-name="T5_15">Partida</text:span><text:span text:style-name="T5_16"><text:s/></text:span><text:span text:style-name="T5_17">hi</text:span><text:span text:style-name="T5_18"><text:s/></text:span><text:span text:style-name="T5_19">ha</text:span><text:span text:style-name="T5_20"><text:s/></text:span><text:span text:style-name="T5_21">un</text:span><text:span text:style-name="T5_22"><text:s/></text:span><text:span text:style-name="T5_23">getCasellesMatriu</text:span><text:span text:style-name="T5_24">()<text:s/></text:span><text:span text:style-name="T5_25">que</text:span><text:span text:style-name="T5_26"><text:s/></text:span><text:span text:style-name="T5_27">hauria</text:span><text:span text:style-name="T5_28"><text:s/></text:span><text:span text:style-name="T5_29">de</text:span><text:span text:style-name="T5_30"><text:s/></text:span><text:span text:style-name="T5_31">ser</text:span><text:span text:style-name="T5_32"><text:s/></text:span><text:span text:style-name="T5_33">un</text:span><text:span text:style-name="T5_34"><text:s/></text:span><text:span text:style-name="T5_35">getMatriuCaselles</text:span><text:span text:style-name="T5_36">()<text:s/></text:span><text:span text:style-name="T5_37">fet</text:span></text:p>
        </text:list-item>
        <text:list-item>
          <text:p text:style-name="P6"><text:span text:style-name="T6_1">A</text:span><text:span text:style-name="T6_2"><text:s/></text:span><text:span text:style-name="T6_3">l</text:span><text:span text:style-name="T6_4">’</text:span><text:span text:style-name="T6_5">operació</text:span><text:span text:style-name="T6_6"><text:s/></text:span><text:span text:style-name="T6_7">finalitzarPartida</text:span><text:span text:style-name="T6_8">()<text:s/></text:span><text:span text:style-name="T6_9">de</text:span><text:span text:style-name="T6_10"><text:s/></text:span><text:span text:style-name="T6_11">la</text:span><text:span text:style-name="T6_12"><text:s/></text:span><text:span text:style-name="T6_13">classe</text:span><text:span text:style-name="T6_14"><text:s/></text:span><text:span text:style-name="T6_15">Partida</text:span><text:span text:style-name="T6_16"><text:s/></text:span><text:span text:style-name="T6_17">treu</text:span><text:span text:style-name="T6_18"><text:s/></text:span><text:span text:style-name="T6_19">acabarPartida</text:span><text:span text:style-name="T6_20">()<text:s/></text:span><text:span text:style-name="T6_21">i</text:span><text:span text:style-name="T6_22"><text:s/></text:span><text:span text:style-name="T6_23">posa</text:span><text:span text:style-name="T6_24"><text:s/></text:span><text:span text:style-name="T6_25">directament</text:span><text:span text:style-name="T6_26"><text:s/></text:span><text:span text:style-name="T6_27">el</text:span><text:span text:style-name="T6_28"><text:s/></text:span><text:span text:style-name="T6_29">contingut</text:span><text:span text:style-name="T6_30">.<text:s/></text:span><text:span text:style-name="T6_31">No</text:span><text:span text:style-name="T6_32"><text:s/></text:span><text:span text:style-name="T6_33">la</text:span><text:span text:style-name="T6_34"><text:s/></text:span><text:span text:style-name="T6_35">hem</text:span><text:span text:style-name="T6_36"><text:s/></text:span><text:span text:style-name="T6_37">ficat</text:span><text:span text:style-name="T6_38"><text:s/></text:span><text:span text:style-name="T6_39">al</text:span><text:span text:style-name="T6_40"><text:s/></text:span><text:span text:style-name="T6_41">diagrama</text:span><text:span text:style-name="T6_42"><text:s/></text:span><text:span text:style-name="T6_43">de</text:span><text:span text:style-name="T6_44"><text:s/></text:span><text:span text:style-name="T6_45">classes</text:span><text:span text:style-name="T6_46"><text:s/></text:span><text:span text:style-name="T6_47">final</text:span><text:span text:style-name="T6_48"><text:s/></text:span><text:span text:style-name="T6_49">perqué</text:span><text:span text:style-name="T6_50"><text:s/></text:span><text:span text:style-name="T6_51">redunda</text:span><text:span text:style-name="T6_52">.</text:span></text:p>
        </text:list-item>
        <text:list-item>
          <text:p text:style-name="P7"><text:span text:style-name="T7_1">per</text:span><text:span text:style-name="T7_2"><text:s/></text:span><text:span text:style-name="T7_3">algunes</text:span><text:span text:style-name="T7_4"><text:s/></text:span><text:span text:style-name="T7_5">funcions</text:span><text:span text:style-name="T7_6"><text:s/></text:span><text:span text:style-name="T7_7">que</text:span><text:span text:style-name="T7_8"><text:s/></text:span><text:span text:style-name="T7_9">fagin</text:span><text:span text:style-name="T7_10"><text:s/></text:span><text:span text:style-name="T7_11">tasques</text:span><text:span text:style-name="T7_12"><text:s/></text:span><text:span text:style-name="T7_13">atomiques</text:span><text:span text:style-name="T7_14"><text:s/></text:span><text:span text:style-name="T7_15">no</text:span><text:span text:style-name="T7_16"><text:s/></text:span><text:span text:style-name="T7_17">passa</text:span><text:span text:style-name="T7_18"><text:s/></text:span><text:span text:style-name="T7_19">res</text:span><text:span text:style-name="T7_20">.<text:s/>-<text:s/></text:span><text:span text:style-name="T7_21">passo</text:span></text:p>
        </text:list-item>
        <text:list-item>
          <text:p text:style-name="P8"><text:span text:style-name="T8_1">S</text:span><text:span text:style-name="T8_2">’</text:span><text:span text:style-name="T8_3">han</text:span><text:span text:style-name="T8_4"><text:s/></text:span><text:span text:style-name="T8_5">canviat</text:span><text:span text:style-name="T8_6"><text:s/></text:span><text:span text:style-name="T8_7">les</text:span><text:span text:style-name="T8_8"><text:s/></text:span><text:span text:style-name="T8_9">nomenclatures</text:span><text:span text:style-name="T8_10"><text:s/></text:span><text:span text:style-name="T8_11">de</text:span><text:span text:style-name="T8_12"><text:s/></text:span><text:span text:style-name="T8_13">les</text:span><text:span text:style-name="T8_14"><text:s/></text:span><text:span text:style-name="T8_15">classes</text:span><text:span text:style-name="T8_16"><text:s/></text:span><text:span text:style-name="T8_17">del</text:span><text:span text:style-name="T8_18"><text:s/></text:span><text:span text:style-name="T8_19">patró</text:span><text:span text:style-name="T8_20"><text:s/></text:span><text:span text:style-name="T8_21">iterador</text:span><text:span text:style-name="T8_22"><text:s/></text:span><text:span text:style-name="T8_23">per</text:span><text:span text:style-name="T8_24"><text:s/></text:span><text:span text:style-name="T8_25">quadrar</text:span><text:span text:style-name="T8_26"><text:s/></text:span><text:span text:style-name="T8_27">amb</text:span><text:span text:style-name="T8_28"><text:s/></text:span><text:span text:style-name="T8_29">la</text:span><text:span text:style-name="T8_30"><text:s/></text:span><text:span text:style-name="T8_31">nomenclatura</text:span><text:span text:style-name="T8_32"><text:s/></text:span><text:span text:style-name="T8_33">de</text:span><text:span text:style-name="T8_34"><text:s/></text:span><text:span text:style-name="T8_35">la</text:span><text:span text:style-name="T8_36"><text:s/></text:span><text:span text:style-name="T8_37">resta</text:span><text:span text:style-name="T8_38"><text:s/></text:span><text:span text:style-name="T8_39">de</text:span><text:span text:style-name="T8_40"><text:s/></text:span><text:span text:style-name="T8_41">classes</text:span><text:span text:style-name="T8_42">.<text:s/></text:span><text:span text:style-name="T8_43">Mira</text:span><text:span text:style-name="T8_44"><text:s/></text:span><text:span text:style-name="T8_45">aquesta</text:span><text:span text:style-name="T8_46"><text:s/></text:span><text:span text:style-name="T8_47">part</text:span><text:span text:style-name="T8_48"><text:s/></text:span><text:span text:style-name="T8_49">al</text:span><text:span text:style-name="T8_50"><text:s/></text:span><text:span text:style-name="T8_51">diagrama</text:span><text:span text:style-name="T8_52"><text:s/></text:span><text:span text:style-name="T8_53">de</text:span><text:span text:style-name="T8_54"><text:s/></text:span><text:span text:style-name="T8_55">classes</text:span><text:span text:style-name="T8_56"><text:s/></text:span><text:span text:style-name="T8_57">total</text:span><text:span text:style-name="T8_58"><text:s/></text:span><text:span text:style-name="T8_59">i</text:span><text:span text:style-name="T8_60"><text:s/></text:span><text:span text:style-name="T8_61">fes</text:span><text:span text:style-name="T8_62"><text:s/></text:span><text:span text:style-name="T8_63">els</text:span><text:span text:style-name="T8_64"><text:s/></text:span><text:span text:style-name="T8_65">canvis</text:span><text:span text:style-name="T8_66"><text:s/></text:span><text:span text:style-name="T8_67">pertinents</text:span><text:span text:style-name="T8_68">.</text:span><text:span text:style-name="T8_69">fet</text:span></text:p>
        </text:list-item>
      </text:list>
      <text:p text:style-name="P9"/>
      <text:p text:style-name="P10"><text:span text:style-name="T10_1">Nota</text:span><text:span text:style-name="T10_2">:<text:s/></text:span><text:span text:style-name="T10_3">el</text:span><text:span text:style-name="T10_4"><text:s/></text:span><text:span text:style-name="T10_5">Víctor</text:span><text:span text:style-name="T10_6"><text:s/></text:span><text:span text:style-name="T10_7">ha</text:span><text:span text:style-name="T10_8"><text:s/></text:span><text:span text:style-name="T10_9">fet</text:span><text:span text:style-name="T10_10"><text:s/></text:span><text:span text:style-name="T10_11">els</text:span><text:span text:style-name="T10_12"><text:s/></text:span><text:span text:style-name="T10_13">diagrames</text:span><text:span text:style-name="T10_14"><text:s/></text:span><text:span text:style-name="T10_15">del</text:span><text:span text:style-name="T10_16"><text:s/></text:span><text:span text:style-name="T10_17">CuJugarPartida</text:span><text:span text:style-name="T10_18">,<text:s/></text:span><text:span text:style-name="T10_19">estan</text:span><text:span text:style-name="T10_20"><text:s/></text:span><text:span text:style-name="T10_21">al</text:span><text:span text:style-name="T10_22"><text:s/></text:span><text:span text:style-name="T10_23">seu</text:span><text:span text:style-name="T10_24"><text:s/></text:span><text:span text:style-name="T10_25">link</text:span><text:span text:style-name="T10_26">.<text:s/></text:span><text:span text:style-name="T10_27">Ja</text:span><text:span text:style-name="T10_28"><text:s/></text:span><text:span text:style-name="T10_29">hem</text:span><text:span text:style-name="T10_30"><text:s/></text:span><text:span text:style-name="T10_31">mirat</text:span><text:span text:style-name="T10_32"><text:s/></text:span><text:span text:style-name="T10_33">que</text:span><text:span text:style-name="T10_34"><text:s/></text:span><text:span text:style-name="T10_35">no</text:span><text:span text:style-name="T10_36"><text:s/></text:span><text:span text:style-name="T10_37">toqui</text:span><text:span text:style-name="T10_38"><text:s/></text:span><text:span text:style-name="T10_39">res</text:span><text:span text:style-name="T10_40"><text:s/></text:span><text:span text:style-name="T10_41">de</text:span><text:span text:style-name="T10_42"><text:s/></text:span><text:span text:style-name="T10_43">les</text:span><text:span text:style-name="T10_44"><text:s/></text:span><text:span text:style-name="T10_45">teves</text:span><text:span text:style-name="T10_46"><text:s/></text:span><text:span text:style-name="T10_47">operacions</text:span><text:span text:style-name="T10_48"><text:s/></text:span><text:span text:style-name="T10_49">internes</text:span><text:span text:style-name="T10_50">.<text:s/></text:span><text:span text:style-name="T10_51">Veuràs</text:span><text:span text:style-name="T10_52"><text:s/></text:span><text:span text:style-name="T10_53">que</text:span><text:span text:style-name="T10_54"><text:s/></text:span><text:span text:style-name="T10_55">hem</text:span><text:span text:style-name="T10_56"><text:s/></text:span><text:span text:style-name="T10_57">ficat</text:span><text:span text:style-name="T10_58"><text:s/></text:span><text:span text:style-name="T10_59">una</text:span><text:span text:style-name="T10_60"><text:s/></text:span><text:span text:style-name="T10_61">sola</text:span><text:span text:style-name="T10_62"><text:s/></text:span><text:span text:style-name="T10_63">crida</text:span><text:span text:style-name="T10_64"><text:s/></text:span><text:span text:style-name="T10_65">al</text:span><text:span text:style-name="T10_66"><text:s/></text:span><text:span text:style-name="T10_67">cas</text:span><text:span text:style-name="T10_68"><text:s/></text:span><text:span text:style-name="T10_69">d</text:span><text:span text:style-name="T10_70">’</text:span><text:span text:style-name="T10_71">ús</text:span><text:span text:style-name="T10_72"><text:s/></text:span><text:span text:style-name="T10_73">i</text:span><text:span text:style-name="T10_74"><text:s/></text:span><text:span text:style-name="T10_75">la</text:span><text:span text:style-name="T10_76"><text:s/></text:span><text:span text:style-name="T10_77">resta</text:span><text:span text:style-name="T10_78"><text:s/></text:span><text:span text:style-name="T10_79">a</text:span><text:span text:style-name="T10_80"><text:s/></text:span><text:span text:style-name="T10_81">dins</text:span><text:span text:style-name="T10_82"><text:s/></text:span><text:span text:style-name="T10_83">de</text:span><text:span text:style-name="T10_84"><text:s/></text:span><text:span text:style-name="T10_85">Partida</text:span><text:span text:style-name="T10_86"><text:s/></text:span><text:span text:style-name="T10_87">tal</text:span><text:span text:style-name="T10_88"><text:s/></text:span><text:span text:style-name="T10_89">i</text:span><text:span text:style-name="T10_90"><text:s/></text:span><text:span text:style-name="T10_91">com</text:span><text:span text:style-name="T10_92"><text:s/></text:span><text:span text:style-name="T10_93">ens</text:span><text:span text:style-name="T10_94"><text:s/></text:span><text:span text:style-name="T10_95">va</text:span><text:span text:style-name="T10_96"><text:s/></text:span><text:span text:style-name="T10_97">suggerir</text:span><text:span text:style-name="T10_98"><text:s/></text:span><text:span text:style-name="T10_99">la</text:span><text:span text:style-name="T10_100"><text:s/></text:span><text:span text:style-name="T10_101">profe</text:span><text:span text:style-name="T10_102">.</text:span></text:p>
      <text:p text:style-name="P11"/>
      <text:p text:style-name="P12"><text:span text:style-name="T12_1">Miki</text:span><text:span text:style-name="T12_2">:</text:span></text:p>
      <text:list text:style-name="LS2" xml:id="list7">
        <text:list-item>
          <text:p text:style-name="P13"><text:span text:style-name="T13_1">A</text:span><text:span text:style-name="T13_2"><text:s/></text:span><text:span text:style-name="T13_3">l</text:span><text:span text:style-name="T13_4">’</text:span><text:span text:style-name="T13_5">operació</text:span><text:span text:style-name="T13_6"><text:s/></text:span><text:span text:style-name="T13_7">de</text:span><text:span text:style-name="T13_8"><text:s/></text:span><text:span text:style-name="T13_9">comprovaPartidaPerduda</text:span><text:span text:style-name="T13_10">()<text:s/></text:span><text:span text:style-name="T13_11">s</text:span><text:span text:style-name="T13_12">’</text:span><text:span text:style-name="T13_13">ha</text:span><text:span text:style-name="T13_14"><text:s/></text:span><text:span text:style-name="T13_15">d</text:span><text:span text:style-name="T13_16">’</text:span><text:span text:style-name="T13_17">actualitzar</text:span><text:span text:style-name="T13_18"><text:s/></text:span><text:span text:style-name="T13_19">el</text:span><text:span text:style-name="T13_20"><text:s/></text:span><text:span text:style-name="T13_21">valor</text:span><text:span text:style-name="T13_22"><text:s/></text:span><text:span text:style-name="T13_23">de</text:span><text:span text:style-name="T13_24"><text:s/></text:span><text:span text:style-name="T13_25">l</text:span><text:span text:style-name="T13_26">’</text:span><text:span text:style-name="T13_27">atribut</text:span><text:span text:style-name="T13_28"><text:s/></text:span><text:span text:style-name="T13_29">partidaAcabada</text:span><text:span text:style-name="T13_30">,<text:s/></text:span><text:span text:style-name="T13_31">no</text:span><text:span text:style-name="T13_32"><text:s/></text:span><text:span text:style-name="T13_33">s</text:span><text:span text:style-name="T13_34">’</text:span><text:span text:style-name="T13_35">ha</text:span><text:span text:style-name="T13_36"><text:s/></text:span><text:span text:style-name="T13_37">de</text:span><text:span text:style-name="T13_38"><text:s/></text:span><text:span text:style-name="T13_39">retornar</text:span><text:span text:style-name="T13_40"><text:s/></text:span><text:span text:style-name="T13_41">res</text:span><text:span text:style-name="T13_42">.<text:s/></text:span><text:span text:style-name="T13_43">fet</text:span></text:p>
        </text:list-item>
        <text:list-item>
          <text:p text:style-name="P14"><text:span text:style-name="T14_1">Fer</text:span><text:span text:style-name="T14_2"><text:s/>“</text:span><text:span text:style-name="T14_3">alts</text:span><text:span text:style-name="T14_4">”<text:s/></text:span><text:span text:style-name="T14_5">en</text:span><text:span text:style-name="T14_6"><text:s/></text:span><text:span text:style-name="T14_7">comptes</text:span><text:span text:style-name="T14_8"><text:s/></text:span><text:span text:style-name="T14_9">de</text:span><text:span text:style-name="T14_10"><text:s/>“</text:span><text:span text:style-name="T14_11">opts</text:span><text:span text:style-name="T14_12">”<text:s/></text:span><text:span text:style-name="T14_13">on</text:span><text:span text:style-name="T14_14"><text:s/></text:span><text:span text:style-name="T14_15">toqui</text:span><text:span text:style-name="T14_16">.<text:s/></text:span><text:span text:style-name="T14_17">fe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